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in" fo:margin-left="0.504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2285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9382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style:min-row-height="0.2979in" fo:keep-together="auto"/>
    </style:style>
    <style:style style:name="Table1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3" style:family="table-row">
      <style:table-row-properties style:min-row-height="0.3125in" fo:keep-together="auto"/>
    </style:style>
    <style:style style:name="Table1.B3" style:family="table-cell" style:data-style-name="N0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1.B7" style:family="table-cell" style:data-style-name="N0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7" style:family="table-cell" style:data-style-name="N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7" style:family="table-cell" style:data-style-name="N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3" style:family="table">
      <style:table-properties style:width="5.375in" fo:margin-left="0.8167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3542in"/>
    </style:style>
    <style:style style:name="Table3.D" style:family="table-column">
      <style:table-column-properties style:column-width="1.375in"/>
    </style:style>
    <style:style style:name="Table3.1" style:family="table-row">
      <style:table-row-properties fo:keep-together="auto"/>
    </style:style>
    <style:style style:name="Table3.A1" style:family="table-cell" style:data-style-name="N2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3.B1" style:family="table-cell" style:data-style-name="N2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 style:data-style-name="N2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 style:data-style-name="N2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 style:data-style-name="N2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 style:data-style-name="N2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0" style:family="table-cell" style:data-style-name="N2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D10" style:family="table-cell" style:data-style-name="N2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4" style:family="table">
      <style:table-properties style:width="3.875in" fo:margin-left="0.9417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25in"/>
    </style:style>
    <style:style style:name="Table4.1" style:family="table-row">
      <style:table-row-properties fo:keep-together="auto"/>
    </style:style>
    <style:style style:name="Table4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4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7" style:family="table-cell" style:data-style-name="N100">
      <style:table-cell-properties fo:background-color="transparent" fo:padding="0in" fo:border="0.75pt solid #666666" style:writing-mode="page">
        <style:background-image/>
      </style:table-cell-properties>
    </style:style>
    <style:style style:name="Table4.B7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7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2" style:family="table">
      <style:table-properties style:width="5.9375in" fo:margin-left="0.1083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8854in"/>
    </style:style>
    <style:style style:name="Table2.B" style:family="table-column">
      <style:table-column-properties style:column-width="0.8646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9375in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2.B1" style:family="table-cell" style:data-style-name="N100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3" style:family="table-cell" style:data-style-name="N0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3" style:family="table-cell" style:data-style-name="N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6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7" style:family="table-cell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E7" style:family="table-cell" style:data-style-name="N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G7" style:family="table-cell" style:data-style-name="N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5" style:family="table" style:master-page-name="">
      <style:table-properties style:width="3.25in" fo:margin-left="1.2542in" style:page-number="auto" fo:break-before="auto" fo:break-after="auto" table:align="left" style:shadow="none" fo:keep-with-next="auto" style:may-break-between-rows="true" table:border-model="collapsing"/>
    </style:style>
    <style:style style:name="Table5.A" style:family="table-column">
      <style:table-column-properties style:column-width="1.0625in"/>
    </style:style>
    <style:style style:name="Table5.B" style:family="table-column">
      <style:table-column-properties style:column-width="1.125in"/>
    </style:style>
    <style:style style:name="Table5.1" style:family="table-row">
      <style:table-row-properties fo:keep-together="auto"/>
    </style:style>
    <style:style style:name="Table5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5.B1" style:family="table-cell" style:data-style-name="N100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2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 style:data-style-name="N2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8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5.B8" style:family="table-cell" style:data-style-name="N2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8" style:family="table-cell" style:data-style-name="N2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6" style:family="table" style:master-page-name="">
      <style:table-properties style:width="3.3125in" fo:margin-left="1.2542in" style:page-number="auto" fo:break-before="auto" fo:break-after="auto" table:align="left" style:shadow="none" fo:keep-with-next="auto" style:may-break-between-rows="true" table:border-model="collapsing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25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fo:keep-together="auto"/>
    </style:style>
    <style:style style:name="Table6.A2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6.B2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3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 style:data-style-name="N2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B6" style:family="table-cell" style:data-style-name="N2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C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9" style:family="table-cell" style:data-style-name="N100">
      <style:table-cell-properties fo:background-color="transparent" fo:padding="0in" fo:border="0.75pt solid #666666" style:writing-mode="page">
        <style:background-image/>
      </style:table-cell-properties>
    </style:style>
    <style:style style:name="Table6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9" style:family="table-cell" style:data-style-name="N2">
      <style:table-cell-properties fo:background-color="transparent" fo:padding="0in" fo:border="0.75pt solid #666666" style:writing-mode="page">
        <style:background-image/>
      </style:table-cell-properties>
    </style:style>
    <style:style style:name="Table7" style:family="table" style:master-page-name="">
      <style:table-properties style:width="3.3125in" fo:margin-left="1.2542in" style:page-number="auto" fo:break-before="auto" fo:break-after="auto" table:align="left" style:shadow="none" fo:keep-with-next="auto" style:may-break-between-rows="true" table:border-model="collapsing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1.125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fo:keep-together="auto"/>
    </style:style>
    <style:style style:name="Table7.A2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7.B2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3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 style:data-style-name="N2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B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7" style:family="table-cell" style:data-style-name="N2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A9" style:family="table-cell" style:data-style-name="N100">
      <style:table-cell-properties fo:background-color="transparent" fo:padding="0in" fo:border="0.75pt solid #666666" style:writing-mode="page">
        <style:background-image/>
      </style:table-cell-properties>
    </style:style>
    <style:style style:name="Table7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9" style:family="table-cell" style:data-style-name="N2">
      <style:table-cell-properties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4b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c65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5e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dea" officeooo:paragraph-rsid="0005e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68f22" officeooo:paragraph-rsid="00068f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694" officeooo:paragraph-rsid="00087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ccff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c65d4" officeooo:paragraph-rsid="000c65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officeooo:paragraph-rsid="0005ccff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c65d4" officeooo:paragraph-rsid="000c65d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ee3e7" officeooo:paragraph-rsid="000ee3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ee3e7" officeooo:paragraph-rsid="00140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57ea" officeooo:paragraph-rsid="000f57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57ea" officeooo:paragraph-rsid="00140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712a" officeooo:paragraph-rsid="001071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0262" officeooo:paragraph-rsid="00140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font-size="13pt" fo:font-weight="bold" officeooo:rsid="00117659" officeooo:paragraph-rsid="00117659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3pt" fo:font-weight="bold" officeooo:rsid="00140262" officeooo:paragraph-rsid="00140262" style:font-size-asian="13pt" style:font-weight-asian="bold" style:font-size-complex="13pt" style:font-weight-complex="bold"/>
    </style:style>
    <style:style style:name="P22" style:family="paragraph" style:parent-style-name="Standard">
      <style:text-properties officeooo:paragraph-rsid="0005ccff"/>
    </style:style>
    <style:style style:name="P23" style:family="paragraph" style:parent-style-name="Standard">
      <style:text-properties officeooo:paragraph-rsid="00140262"/>
    </style:style>
    <style:style style:name="T1" style:family="text">
      <style:text-properties officeooo:rsid="0005ccff"/>
    </style:style>
    <style:style style:name="T2" style:family="text">
      <style:text-properties officeooo:rsid="00123fb6"/>
    </style:style>
    <style:style style:name="T3" style:family="text">
      <style:text-properties officeooo:rsid="00140262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Column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float" office:value="0">
            <text:p text:style-name="P2">My Model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float" office:value="0">
            <text:p text:style-name="P2">Image Size</text:p>
          </table:table-cell>
          <table:table-cell table:style-name="Table1.B2" office:value-type="string">
            <text:p text:style-name="P2">64x64</text:p>
          </table:table-cell>
          <table:table-cell table:style-name="Table1.C2" office:value-type="string">
            <text:p text:style-name="P2">96x96</text:p>
          </table:table-cell>
          <table:table-cell table:style-name="Table1.D2" office:value-type="string">
            <text:p text:style-name="P2">128x128</text:p>
          </table:table-cell>
        </table:table-row>
        <table:table-row table:style-name="Table1.3">
          <table:table-cell table:style-name="Table1.A2" office:value-type="float" office:value="0">
            <text:p text:style-name="P2">Accuracy</text:p>
          </table:table-cell>
          <table:table-cell table:style-name="Table1.B3" office:value-type="float" office:value="0.62">
            <text:p text:style-name="P2">0.62</text:p>
          </table:table-cell>
          <table:table-cell table:style-name="Table1.C3" office:value-type="float" office:value="0.63">
            <text:p text:style-name="P2">0.63</text:p>
          </table:table-cell>
          <table:table-cell table:style-name="Table1.D3" office:value-type="float" office:value="0.61">
            <text:p text:style-name="P2">0.61</text:p>
          </table:table-cell>
        </table:table-row>
        <table:table-row table:style-name="Table1.3">
          <table:table-cell table:style-name="Table1.A2" office:value-type="float" office:value="0">
            <text:p text:style-name="P2">Precision</text:p>
          </table:table-cell>
          <table:table-cell table:style-name="Table1.B3" office:value-type="float" office:value="0.63">
            <text:p text:style-name="P2">0.63</text:p>
          </table:table-cell>
          <table:table-cell table:style-name="Table1.C3" office:value-type="float" office:value="0.65">
            <text:p text:style-name="P5">0.65</text:p>
          </table:table-cell>
          <table:table-cell table:style-name="Table1.D3" office:value-type="float" office:value="0.61">
            <text:p text:style-name="P2">0.61</text:p>
          </table:table-cell>
        </table:table-row>
        <table:table-row table:style-name="Table1.3">
          <table:table-cell table:style-name="Table1.A2" office:value-type="float" office:value="0">
            <text:p text:style-name="P2">Recall</text:p>
          </table:table-cell>
          <table:table-cell table:style-name="Table1.B3" office:value-type="float" office:value="0.49">
            <text:p text:style-name="P2">0.49</text:p>
          </table:table-cell>
          <table:table-cell table:style-name="Table1.C3" office:value-type="float" office:value="0.58">
            <text:p text:style-name="P9">0.58</text:p>
          </table:table-cell>
          <table:table-cell table:style-name="Table1.D3" office:value-type="float" office:value="0.56">
            <text:p text:style-name="P2">0.56</text:p>
          </table:table-cell>
        </table:table-row>
        <table:table-row table:style-name="Table1.3">
          <table:table-cell table:style-name="Table1.A2" office:value-type="float" office:value="0">
            <text:p text:style-name="P2">F1</text:p>
          </table:table-cell>
          <table:table-cell table:style-name="Table1.B3" office:value-type="float" office:value="0.55">
            <text:p text:style-name="P2">0.55</text:p>
          </table:table-cell>
          <table:table-cell table:style-name="Table1.C3" office:value-type="float" office:value="0.61">
            <text:p text:style-name="P9">0.61</text:p>
          </table:table-cell>
          <table:table-cell table:style-name="Table1.D3" office:value-type="float" office:value="0.58">
            <text:p text:style-name="P2">0.58</text:p>
          </table:table-cell>
        </table:table-row>
        <table:table-row table:style-name="Table1.3">
          <table:table-cell table:style-name="Table1.A7" office:value-type="float" office:value="0">
            <text:p text:style-name="P2">AUROC</text:p>
          </table:table-cell>
          <table:table-cell table:style-name="Table1.B7" office:value-type="float" office:value="0.61">
            <text:p text:style-name="P2">0.61</text:p>
          </table:table-cell>
          <table:table-cell table:style-name="Table1.C7" office:value-type="float" office:value="0.63">
            <text:p text:style-name="P9">0.63</text:p>
          </table:table-cell>
          <table:table-cell table:style-name="Table1.D7" office:value-type="float" office:value="0.61">
            <text:p text:style-name="P2">0.61</text:p>
          </table:table-cell>
        </table:table-row>
      </table:table>
      <text:p text:style-name="Standard"/>
      <text:p text:style-name="P12"/>
      <table:table table:name="Table3" table:style-name="Table3" table:template-name="Simple Grid Columns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>
            <text:p text:style-name="P1"/>
          </table:table-cell>
          <table:table-cell table:style-name="Table3.B1" office:value-type="float" office:value="0">
            <text:p text:style-name="P7">Metrics</text:p>
          </table:table-cell>
          <table:table-cell table:style-name="Table3.B1" office:value-type="float" office:value="0">
            <text:p text:style-name="P7">My Model</text:p>
          </table:table-cell>
          <table:table-cell table:style-name="Table3.A1" office:value-type="float" office:value="0">
            <text:p text:style-name="P7">Xception</text:p>
          </table:table-cell>
        </table:table-row>
        <table:table-row table:style-name="Table3.1">
          <table:table-cell table:style-name="Table3.A2" table:number-rows-spanned="3" office:value-type="string">
            <text:p text:style-name="P18">Finger</text:p>
          </table:table-cell>
          <table:table-cell table:style-name="Table3.B2" office:value-type="float" office:value="0">
            <text:p text:style-name="P7">Acc/Prec/Recall</text:p>
          </table:table-cell>
          <table:table-cell table:style-name="Table3.C2" office:value-type="float" office:value="0">
            <text:p text:style-name="P7">0.68/0.73/0.66</text:p>
          </table:table-cell>
          <table:table-cell table:style-name="Table3.D2" office:value-type="float" office:value="0">
            <text:p text:style-name="P8">0.58/0.69/0.58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F1</text:p>
          </table:table-cell>
          <table:table-cell table:style-name="Table3.C2" office:value-type="float" office:value="0.69">
            <text:p text:style-name="P7">0.69</text:p>
          </table:table-cell>
          <table:table-cell table:style-name="Table3.D2" office:value-type="float" office:value="0.64">
            <text:p text:style-name="P8">0.64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AUROC</text:p>
          </table:table-cell>
          <table:table-cell table:style-name="Table3.C2" office:value-type="float" office:value="0.69">
            <text:p text:style-name="P7">0.69</text:p>
          </table:table-cell>
          <table:table-cell table:style-name="Table3.D2" office:value-type="float" office:value="0.57">
            <text:p text:style-name="P8">0.57</text:p>
          </table:table-cell>
        </table:table-row>
        <table:table-row table:style-name="Table3.1">
          <table:table-cell table:style-name="Table3.A5" table:number-rows-spanned="3" office:value-type="string">
            <text:p text:style-name="P18">Forearm</text:p>
          </table:table-cell>
          <table:table-cell table:style-name="Table3.B2" office:value-type="float" office:value="0">
            <text:p text:style-name="P7">Acc/Prec/Recall</text:p>
          </table:table-cell>
          <table:table-cell table:style-name="Table3.C2" office:value-type="float" office:value="0">
            <text:p text:style-name="P7">0.64/0.62/0.74</text:p>
          </table:table-cell>
          <table:table-cell table:style-name="Table3.D2" office:value-type="float" office:value="0">
            <text:p text:style-name="P5">0.57/0.55/0.80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F1</text:p>
          </table:table-cell>
          <table:table-cell table:style-name="Table3.C2" office:value-type="float" office:value="0.67">
            <text:p text:style-name="P7">0.67</text:p>
          </table:table-cell>
          <table:table-cell table:style-name="Table3.D2" office:value-type="float" office:value="0.65">
            <text:p text:style-name="P6">0.65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AUROC</text:p>
          </table:table-cell>
          <table:table-cell table:style-name="Table3.C2" office:value-type="float" office:value="0.64">
            <text:p text:style-name="P7">0.64</text:p>
          </table:table-cell>
          <table:table-cell table:style-name="Table3.D2" office:value-type="float" office:value="0.57">
            <text:p text:style-name="P6">0.57</text:p>
          </table:table-cell>
        </table:table-row>
        <table:table-row table:style-name="Table3.1">
          <table:table-cell table:style-name="Table3.A8" table:number-rows-spanned="3" office:value-type="string">
            <text:p text:style-name="P18">Wrist</text:p>
          </table:table-cell>
          <table:table-cell table:style-name="Table3.B2" office:value-type="float" office:value="0">
            <text:p text:style-name="P7">Acc/Prec/Recall</text:p>
          </table:table-cell>
          <table:table-cell table:style-name="Table3.C2" office:value-type="float" office:value="0">
            <text:p text:style-name="P7">0.70/0.68/0.65</text:p>
          </table:table-cell>
          <table:table-cell table:style-name="Table3.D2" office:value-type="float" office:value="0">
            <text:p text:style-name="P6">0.66/0.69/0.45</text:p>
          </table:table-cell>
        </table:table-row>
        <table:table-row table:style-name="Table3.1">
          <table:covered-table-cell/>
          <table:table-cell table:style-name="Table3.B2" office:value-type="float" office:value="0">
            <text:p text:style-name="P7">F1</text:p>
          </table:table-cell>
          <table:table-cell table:style-name="Table3.C2" office:value-type="float" office:value="0.66">
            <text:p text:style-name="P7">0.66</text:p>
          </table:table-cell>
          <table:table-cell table:style-name="Table3.D2" office:value-type="float" office:value="0.55">
            <text:p text:style-name="P6">0.55</text:p>
          </table:table-cell>
        </table:table-row>
        <table:table-row table:style-name="Table3.1">
          <table:covered-table-cell/>
          <table:table-cell table:style-name="Table3.B10" office:value-type="float" office:value="0">
            <text:p text:style-name="P7">AUROC</text:p>
          </table:table-cell>
          <table:table-cell table:style-name="Table3.C10" office:value-type="float" office:value="0.7">
            <text:p text:style-name="P7">0.70</text:p>
          </table:table-cell>
          <table:table-cell table:style-name="Table3.D10" office:value-type="float" office:value="0.64">
            <text:p text:style-name="P6">0.64</text:p>
          </table:table-cell>
        </table:table-row>
      </table:table>
      <text:p text:style-name="P12"/>
      <table:table table:name="Table4" table:style-name="Table4" table:template-name="Simple Grid Columns">
        <table:table-column table:style-name="Table4.A"/>
        <table:table-column table:style-name="Table4.B" table:number-columns-repeated="2"/>
        <table:table-row table:style-name="Table4.1">
          <table:table-cell table:style-name="Table4.A1" table:number-columns-spanned="3" office:value-type="float" office:value="0">
            <text:p text:style-name="P9">Xception</text:p>
          </table:table-cell>
          <table:covered-table-cell/>
          <table:covered-table-cell/>
        </table:table-row>
        <table:table-row table:style-name="Table4.1">
          <table:table-cell table:style-name="Table4.A2" office:value-type="float" office:value="0">
            <text:p text:style-name="P3">Image Size</text:p>
          </table:table-cell>
          <table:table-cell table:style-name="Table4.B2" office:value-type="string">
            <text:p text:style-name="P3">96x96</text:p>
          </table:table-cell>
          <table:table-cell table:style-name="Table4.C2" office:value-type="string">
            <text:p text:style-name="P3">128x128</text:p>
          </table:table-cell>
        </table:table-row>
        <table:table-row table:style-name="Table4.1">
          <table:table-cell table:style-name="Table4.A2" office:value-type="float" office:value="0">
            <text:p text:style-name="P3">Accuracy</text:p>
          </table:table-cell>
          <table:table-cell table:style-name="Table4.B3" office:value-type="float" office:value="0.62">
            <text:p text:style-name="P10">0.62</text:p>
          </table:table-cell>
          <table:table-cell table:style-name="Table4.C3" office:value-type="float" office:value="0.63">
            <text:p text:style-name="P10">0.63</text:p>
          </table:table-cell>
        </table:table-row>
        <table:table-row table:style-name="Table4.1">
          <table:table-cell table:style-name="Table4.A2" office:value-type="float" office:value="0">
            <text:p text:style-name="P3">Precision</text:p>
          </table:table-cell>
          <table:table-cell table:style-name="Table4.B3" office:value-type="float" office:value="0.62">
            <text:p text:style-name="P10">0.62</text:p>
          </table:table-cell>
          <table:table-cell table:style-name="Table4.C3" office:value-type="float" office:value="0.67">
            <text:p text:style-name="P3">0.6<text:span text:style-name="T1">7</text:span></text:p>
          </table:table-cell>
        </table:table-row>
        <table:table-row table:style-name="Table4.1">
          <table:table-cell table:style-name="Table4.A2" office:value-type="float" office:value="0">
            <text:p text:style-name="P3">Recall</text:p>
          </table:table-cell>
          <table:table-cell table:style-name="Table4.B3" office:value-type="float" office:value="0.56">
            <text:p text:style-name="P10">0.56</text:p>
          </table:table-cell>
          <table:table-cell table:style-name="Table4.C3" office:value-type="float" office:value="0.45">
            <text:p text:style-name="P3">0.<text:span text:style-name="T1">45</text:span></text:p>
          </table:table-cell>
        </table:table-row>
        <table:table-row table:style-name="Table4.1">
          <table:table-cell table:style-name="Table4.A2" office:value-type="float" office:value="0">
            <text:p text:style-name="P3">F1</text:p>
          </table:table-cell>
          <table:table-cell table:style-name="Table4.B3" office:value-type="float" office:value="0.59">
            <text:p text:style-name="P10">0.59</text:p>
          </table:table-cell>
          <table:table-cell table:style-name="Table4.C3" office:value-type="float" office:value="0.54">
            <text:p text:style-name="P3">0.<text:span text:style-name="T1">54</text:span></text:p>
          </table:table-cell>
        </table:table-row>
        <table:table-row table:style-name="Table4.1">
          <table:table-cell table:style-name="Table4.A7" office:value-type="float" office:value="0">
            <text:p text:style-name="P3">AUROC</text:p>
          </table:table-cell>
          <table:table-cell table:style-name="Table4.B7" office:value-type="float" office:value="0.61">
            <text:p text:style-name="P10">0.61</text:p>
          </table:table-cell>
          <table:table-cell table:style-name="Table4.C7" office:value-type="float" office:value="0.62">
            <text:p text:style-name="P3">0.6<text:span text:style-name="T1">2</text:span></text:p>
          </table:table-cell>
        </table:table-row>
      </table:table>
      <table:table table:name="Table2" table:style-name="Table2" table:template-name="Simple Grid Columns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 table:style-name="Table2.1">
          <table:table-cell table:style-name="Table2.A1" office:value-type="float" office:value="0">
            <text:p text:style-name="P4">Image Size</text:p>
          </table:table-cell>
          <table:table-cell table:style-name="Table2.B1" table:number-columns-spanned="2" office:value-type="float" office:value="0">
            <text:p text:style-name="P11">64x64</text:p>
          </table:table-cell>
          <table:covered-table-cell/>
          <table:table-cell table:style-name="Table2.B1" table:number-columns-spanned="2" office:value-type="float" office:value="0">
            <text:p text:style-name="P13">96x96</text:p>
          </table:table-cell>
          <table:covered-table-cell/>
          <table:table-cell table:style-name="Table2.B1" table:number-columns-spanned="2" office:value-type="float" office:value="0">
            <text:p text:style-name="P13">128x128</text:p>
          </table:table-cell>
          <table:covered-table-cell/>
        </table:table-row>
        <table:table-row table:style-name="Table2.1">
          <table:table-cell table:style-name="Table2.A2" office:value-type="float" office:value="0">
            <text:p text:style-name="P11">Model</text:p>
          </table:table-cell>
          <table:table-cell table:style-name="Table2.B2" office:value-type="string">
            <text:p text:style-name="P11">My Model</text:p>
          </table:table-cell>
          <table:table-cell table:style-name="Table2.C2" office:value-type="string">
            <text:p text:style-name="P13">Xception</text:p>
          </table:table-cell>
          <table:table-cell table:style-name="Table2.D2" office:value-type="string">
            <text:p text:style-name="P11">My Model</text:p>
          </table:table-cell>
          <table:table-cell table:style-name="Table2.E2" office:value-type="string">
            <text:p text:style-name="P13">Xception</text:p>
          </table:table-cell>
          <table:table-cell table:style-name="Table2.F2" office:value-type="string">
            <text:p text:style-name="P11">My Model</text:p>
          </table:table-cell>
          <table:table-cell table:style-name="Table2.G2" office:value-type="string">
            <text:p text:style-name="P13">Xception</text:p>
          </table:table-cell>
        </table:table-row>
        <table:table-row table:style-name="Table2.1">
          <table:table-cell table:style-name="Table2.A2" office:value-type="float" office:value="0">
            <text:p text:style-name="P2">Accuracy</text:p>
          </table:table-cell>
          <table:table-cell table:style-name="Table2.B3" office:value-type="float" office:value="0.62">
            <text:p text:style-name="P2">0.62</text:p>
          </table:table-cell>
          <table:table-cell table:style-name="Table2.C3" office:value-type="string">
            <text:p text:style-name="P5">-</text:p>
          </table:table-cell>
          <table:table-cell table:style-name="Table2.B3" office:value-type="float" office:value="0.63">
            <text:p text:style-name="P2">0.63</text:p>
          </table:table-cell>
          <table:table-cell table:style-name="Table2.E3" office:value-type="float" office:value="0.62">
            <text:p text:style-name="P10">0.62</text:p>
          </table:table-cell>
          <table:table-cell table:style-name="Table2.B3" office:value-type="float" office:value="0.61">
            <text:p text:style-name="P2">0.61</text:p>
          </table:table-cell>
          <table:table-cell table:style-name="Table2.G3" office:value-type="float" office:value="0.63">
            <text:p text:style-name="P10">0.63</text:p>
          </table:table-cell>
        </table:table-row>
        <table:table-row table:style-name="Table2.1">
          <table:table-cell table:style-name="Table2.A2" office:value-type="float" office:value="0">
            <text:p text:style-name="P2">Precision</text:p>
          </table:table-cell>
          <table:table-cell table:style-name="Table2.B3" office:value-type="float" office:value="0.63">
            <text:p text:style-name="P2">0.63</text:p>
          </table:table-cell>
          <table:table-cell table:style-name="Table2.C4" office:value-type="string">
            <text:p text:style-name="P5">-</text:p>
          </table:table-cell>
          <table:table-cell table:style-name="Table2.B3" office:value-type="float" office:value="0.65">
            <text:p text:style-name="P5">0.65</text:p>
          </table:table-cell>
          <table:table-cell table:style-name="Table2.E3" office:value-type="float" office:value="0.62">
            <text:p text:style-name="P10">0.62</text:p>
          </table:table-cell>
          <table:table-cell table:style-name="Table2.B3" office:value-type="float" office:value="0.61">
            <text:p text:style-name="P2">0.61</text:p>
          </table:table-cell>
          <table:table-cell table:style-name="Table2.G3" office:value-type="float" office:value="0.67">
            <text:p text:style-name="P3">0.6<text:span text:style-name="T1">7</text:span></text:p>
          </table:table-cell>
        </table:table-row>
        <table:table-row table:style-name="Table2.1">
          <table:table-cell table:style-name="Table2.A2" office:value-type="float" office:value="0">
            <text:p text:style-name="P2">Recall</text:p>
          </table:table-cell>
          <table:table-cell table:style-name="Table2.B3" office:value-type="float" office:value="0.49">
            <text:p text:style-name="P2">0.49</text:p>
          </table:table-cell>
          <table:table-cell table:style-name="Table2.C5" office:value-type="string">
            <text:p text:style-name="P5">-</text:p>
          </table:table-cell>
          <table:table-cell table:style-name="Table2.B3" office:value-type="float" office:value="0.58">
            <text:p text:style-name="P9">0.58</text:p>
          </table:table-cell>
          <table:table-cell table:style-name="Table2.E3" office:value-type="float" office:value="0.56">
            <text:p text:style-name="P10">0.56</text:p>
          </table:table-cell>
          <table:table-cell table:style-name="Table2.B3" office:value-type="float" office:value="0.56">
            <text:p text:style-name="P2">0.56</text:p>
          </table:table-cell>
          <table:table-cell table:style-name="Table2.G3" office:value-type="float" office:value="0.45">
            <text:p text:style-name="P3">0.<text:span text:style-name="T1">45</text:span></text:p>
          </table:table-cell>
        </table:table-row>
        <table:table-row table:style-name="Table2.1">
          <table:table-cell table:style-name="Table2.A2" office:value-type="float" office:value="0">
            <text:p text:style-name="P2">F1</text:p>
          </table:table-cell>
          <table:table-cell table:style-name="Table2.B3" office:value-type="float" office:value="0.55">
            <text:p text:style-name="P2">0.55</text:p>
          </table:table-cell>
          <table:table-cell table:style-name="Table2.C6" office:value-type="string">
            <text:p text:style-name="P5">-</text:p>
          </table:table-cell>
          <table:table-cell table:style-name="Table2.B3" office:value-type="float" office:value="0.61">
            <text:p text:style-name="P9">0.61</text:p>
          </table:table-cell>
          <table:table-cell table:style-name="Table2.E3" office:value-type="float" office:value="0.59">
            <text:p text:style-name="P10">0.59</text:p>
          </table:table-cell>
          <table:table-cell table:style-name="Table2.B3" office:value-type="float" office:value="0.58">
            <text:p text:style-name="P2">0.58</text:p>
          </table:table-cell>
          <table:table-cell table:style-name="Table2.G3" office:value-type="float" office:value="0.54">
            <text:p text:style-name="P3">0.<text:span text:style-name="T1">54</text:span></text:p>
          </table:table-cell>
        </table:table-row>
        <table:table-row table:style-name="Table2.1">
          <table:table-cell table:style-name="Table2.A7" office:value-type="float" office:value="0">
            <text:p text:style-name="P2">AUROC</text:p>
          </table:table-cell>
          <table:table-cell table:style-name="Table2.B7" office:value-type="float" office:value="0.61">
            <text:p text:style-name="P2">0.61</text:p>
          </table:table-cell>
          <table:table-cell table:style-name="Table2.C7" office:value-type="string">
            <text:p text:style-name="P5">-</text:p>
          </table:table-cell>
          <table:table-cell table:style-name="Table2.B7" office:value-type="float" office:value="0.63">
            <text:p text:style-name="P9">0.63</text:p>
          </table:table-cell>
          <table:table-cell table:style-name="Table2.E7" office:value-type="float" office:value="0.61">
            <text:p text:style-name="P10">0.61</text:p>
          </table:table-cell>
          <table:table-cell table:style-name="Table2.B7" office:value-type="float" office:value="0.61">
            <text:p text:style-name="P2">0.61</text:p>
          </table:table-cell>
          <table:table-cell table:style-name="Table2.G7" office:value-type="float" office:value="0.62">
            <text:p text:style-name="P3">0.6<text:span text:style-name="T1">2</text:span></text:p>
          </table:table-cell>
        </table:table-row>
      </table:table>
      <table:table table:name="Table5" table:style-name="Table5" table:template-name="Simple Grid Columns">
        <table:table-column table:style-name="Table5.A"/>
        <table:table-column table:style-name="Table5.B"/>
        <table:table-column table:style-name="Table5.A"/>
        <table:table-row table:style-name="Table5.1">
          <table:table-cell table:style-name="Table5.A1" office:value-type="float" office:value="0">
            <text:p text:style-name="P14">Bone</text:p>
          </table:table-cell>
          <table:table-cell table:style-name="Table5.B1" office:value-type="float" office:value="0">
            <text:p text:style-name="P14">My Model</text:p>
          </table:table-cell>
          <table:table-cell table:style-name="Table5.A1" office:value-type="float" office:value="0">
            <text:p text:style-name="P14">Xception</text:p>
          </table:table-cell>
        </table:table-row>
        <table:table-row table:style-name="Table5.1">
          <table:table-cell table:style-name="Table5.A2" office:value-type="float" office:value="0">
            <text:p text:style-name="P16">Elbow</text:p>
          </table:table-cell>
          <table:table-cell table:style-name="Table5.B2" office:value-type="float" office:value="0.73">
            <text:p text:style-name="P14">0.73</text:p>
          </table:table-cell>
          <table:table-cell table:style-name="Table5.C2" office:value-type="float" office:value="0.63">
            <text:p text:style-name="P14">0.63</text:p>
          </table:table-cell>
        </table:table-row>
        <table:table-row table:style-name="Table5.1">
          <table:table-cell table:style-name="Table5.A2" office:value-type="float" office:value="0">
            <text:p text:style-name="P16">Finger</text:p>
          </table:table-cell>
          <table:table-cell table:style-name="Table5.B2" office:value-type="float" office:value="0.69">
            <text:p text:style-name="P14">0.69</text:p>
          </table:table-cell>
          <table:table-cell table:style-name="Table5.C2" office:value-type="float" office:value="0.64">
            <text:p text:style-name="P14">0.64</text:p>
          </table:table-cell>
        </table:table-row>
        <table:table-row table:style-name="Table5.1">
          <table:table-cell table:style-name="Table5.A2" office:value-type="float" office:value="0">
            <text:p text:style-name="P16">Forearm</text:p>
          </table:table-cell>
          <table:table-cell table:style-name="Table5.B2" office:value-type="float" office:value="0.67">
            <text:p text:style-name="P14">0.67</text:p>
          </table:table-cell>
          <table:table-cell table:style-name="Table5.C2" office:value-type="float" office:value="0.65">
            <text:p text:style-name="P14">0.65</text:p>
          </table:table-cell>
        </table:table-row>
        <table:table-row table:style-name="Table5.1">
          <table:table-cell table:style-name="Table5.A2" office:value-type="float" office:value="0">
            <text:p text:style-name="P16">Hand</text:p>
          </table:table-cell>
          <table:table-cell table:style-name="Table5.B2" office:value-type="float" office:value="0.21">
            <text:p text:style-name="P14">0.21</text:p>
          </table:table-cell>
          <table:table-cell table:style-name="Table5.C2" office:value-type="float" office:value="0.56">
            <text:p text:style-name="P14">0.56</text:p>
          </table:table-cell>
        </table:table-row>
        <table:table-row table:style-name="Table5.1">
          <table:table-cell table:style-name="Table5.A2" office:value-type="float" office:value="0">
            <text:p text:style-name="P16">Humerus</text:p>
          </table:table-cell>
          <table:table-cell table:style-name="Table5.B2" office:value-type="float" office:value="0.63">
            <text:p text:style-name="P14">0.63</text:p>
          </table:table-cell>
          <table:table-cell table:style-name="Table5.C2" office:value-type="float" office:value="0.72">
            <text:p text:style-name="P14">0.72</text:p>
          </table:table-cell>
        </table:table-row>
        <table:table-row table:style-name="Table5.1">
          <table:table-cell table:style-name="Table5.A2" office:value-type="float" office:value="0">
            <text:p text:style-name="P16">Shoulder</text:p>
          </table:table-cell>
          <table:table-cell table:style-name="Table5.B2" office:value-type="float" office:value="0.7">
            <text:p text:style-name="P14">0.70</text:p>
          </table:table-cell>
          <table:table-cell table:style-name="Table5.C2" office:value-type="float" office:value="0.12">
            <text:p text:style-name="P14">0.12</text:p>
          </table:table-cell>
        </table:table-row>
        <table:table-row table:style-name="Table5.1">
          <table:table-cell table:style-name="Table5.A8" office:value-type="float" office:value="0">
            <text:p text:style-name="P16">Wrist</text:p>
          </table:table-cell>
          <table:table-cell table:style-name="Table5.B8" office:value-type="float" office:value="0.66">
            <text:p text:style-name="P14">0.66</text:p>
          </table:table-cell>
          <table:table-cell table:style-name="Table5.C8" office:value-type="float" office:value="0.55">
            <text:p text:style-name="P14">0.55</text:p>
          </table:table-cell>
        </table:table-row>
      </table:table>
      <text:p text:style-name="P12"/>
      <text:p text:style-name="P12"><text:soft-page-break/></text:p>
      <table:table table:name="Table6" table:style-name="Table6" table:template-name="Simple Grid Columns">
        <table:table-column table:style-name="Table6.A"/>
        <table:table-column table:style-name="Table6.B" table:number-columns-repeated="2"/>
        <table:table-row>
          <table:table-cell table:style-name="Table6.A1" table:number-columns-spanned="3" office:value-type="string">
            <text:p text:style-name="P20">F1 Score</text:p>
          </table:table-cell>
          <table:covered-table-cell/>
          <table:covered-table-cell/>
        </table:table-row>
        <table:table-row table:style-name="Table6.2">
          <table:table-cell table:style-name="Table6.A2" office:value-type="float" office:value="0">
            <text:p text:style-name="P14">Bone</text:p>
          </table:table-cell>
          <table:table-cell table:style-name="Table6.B2" office:value-type="float" office:value="0">
            <text:p text:style-name="P14">My Model</text:p>
          </table:table-cell>
          <table:table-cell table:style-name="Table6.A2" office:value-type="float" office:value="0">
            <text:p text:style-name="P14">Xception</text:p>
          </table:table-cell>
        </table:table-row>
        <table:table-row table:style-name="Table6.2">
          <table:table-cell table:style-name="Table6.A3" office:value-type="float" office:value="0">
            <text:p text:style-name="P16">Elbow</text:p>
          </table:table-cell>
          <table:table-cell table:style-name="Table6.B3" office:value-type="string">
            <text:p text:style-name="P14">0.73*</text:p>
          </table:table-cell>
          <table:table-cell table:style-name="Table6.C3" office:value-type="float" office:value="0.63">
            <text:p text:style-name="P14">0.63</text:p>
          </table:table-cell>
        </table:table-row>
        <table:table-row table:style-name="Table6.2">
          <table:table-cell table:style-name="Table6.A3" office:value-type="float" office:value="0">
            <text:p text:style-name="P16">Finger</text:p>
          </table:table-cell>
          <table:table-cell table:style-name="Table6.B4" office:value-type="string">
            <text:p text:style-name="P14">0.69*</text:p>
          </table:table-cell>
          <table:table-cell table:style-name="Table6.C3" office:value-type="float" office:value="0.64">
            <text:p text:style-name="P14">0.64</text:p>
          </table:table-cell>
        </table:table-row>
        <table:table-row table:style-name="Table6.2">
          <table:table-cell table:style-name="Table6.A3" office:value-type="float" office:value="0">
            <text:p text:style-name="P16">Forearm</text:p>
          </table:table-cell>
          <table:table-cell table:style-name="Table6.B5" office:value-type="string">
            <text:p text:style-name="P14">0.67*</text:p>
          </table:table-cell>
          <table:table-cell table:style-name="Table6.C3" office:value-type="float" office:value="0.65">
            <text:p text:style-name="P14">0.65</text:p>
          </table:table-cell>
        </table:table-row>
        <table:table-row table:style-name="Table6.2">
          <table:table-cell table:style-name="Table6.A3" office:value-type="float" office:value="0">
            <text:p text:style-name="P16">Hand</text:p>
          </table:table-cell>
          <table:table-cell table:style-name="Table6.B6" office:value-type="float" office:value="0.21">
            <text:p text:style-name="P14">0.21</text:p>
          </table:table-cell>
          <table:table-cell table:style-name="Table6.C6" office:value-type="string">
            <text:p text:style-name="P14">0.56*</text:p>
          </table:table-cell>
        </table:table-row>
        <table:table-row table:style-name="Table6.2">
          <table:table-cell table:style-name="Table6.A3" office:value-type="float" office:value="0">
            <text:p text:style-name="P16">Humerus</text:p>
          </table:table-cell>
          <table:table-cell table:style-name="Table6.B6" office:value-type="float" office:value="0.63">
            <text:p text:style-name="P14">0.63</text:p>
          </table:table-cell>
          <table:table-cell table:style-name="Table6.C7" office:value-type="string">
            <text:p text:style-name="P14">0.72*</text:p>
          </table:table-cell>
        </table:table-row>
        <table:table-row table:style-name="Table6.2">
          <table:table-cell table:style-name="Table6.A3" office:value-type="float" office:value="0">
            <text:p text:style-name="P16">Shoulder</text:p>
          </table:table-cell>
          <table:table-cell table:style-name="Table6.B8" office:value-type="string">
            <text:p text:style-name="P14">0.70*</text:p>
          </table:table-cell>
          <table:table-cell table:style-name="Table6.C3" office:value-type="float" office:value="0.12">
            <text:p text:style-name="P14">0.12</text:p>
          </table:table-cell>
        </table:table-row>
        <table:table-row table:style-name="Table6.2">
          <table:table-cell table:style-name="Table6.A9" office:value-type="float" office:value="0">
            <text:p text:style-name="P16">Wrist</text:p>
          </table:table-cell>
          <table:table-cell table:style-name="Table6.B9" office:value-type="string">
            <text:p text:style-name="P14">0.66*</text:p>
          </table:table-cell>
          <table:table-cell table:style-name="Table6.C9" office:value-type="float" office:value="0.55">
            <text:p text:style-name="P14">0.55</text:p>
          </table:table-cell>
        </table:table-row>
      </table:table>
      <text:p text:style-name="P12"><text:tab/></text:p>
      <text:p text:style-name="P23"/>
      <table:table table:name="Table7" table:style-name="Table7">
        <table:table-column table:style-name="Table7.A"/>
        <table:table-column table:style-name="Table7.B" table:number-columns-repeated="2"/>
        <table:table-row>
          <table:table-cell table:style-name="Table7.A1" table:number-columns-spanned="3" office:value-type="string">
            <text:p text:style-name="P21">Accuracy</text:p>
          </table:table-cell>
          <table:covered-table-cell/>
          <table:covered-table-cell/>
        </table:table-row>
        <table:table-row table:style-name="Table7.2">
          <table:table-cell table:style-name="Table7.A2" office:value-type="float" office:value="0">
            <text:p text:style-name="P15">Bone</text:p>
          </table:table-cell>
          <table:table-cell table:style-name="Table7.B2" office:value-type="float" office:value="0">
            <text:p text:style-name="P15">My Model</text:p>
          </table:table-cell>
          <table:table-cell table:style-name="Table7.A2" office:value-type="float" office:value="0">
            <text:p text:style-name="P15">Xception</text:p>
          </table:table-cell>
        </table:table-row>
        <table:table-row table:style-name="Table7.2">
          <table:table-cell table:style-name="Table7.A3" office:value-type="float" office:value="0">
            <text:p text:style-name="P17">Elbow</text:p>
          </table:table-cell>
          <table:table-cell table:style-name="Table7.B3" office:value-type="string">
            <text:p text:style-name="P19">0.75*</text:p>
          </table:table-cell>
          <table:table-cell table:style-name="Table7.C3" office:value-type="float" office:value="0.55">
            <text:p text:style-name="P15">0.<text:span text:style-name="T3">55</text:span></text:p>
          </table:table-cell>
        </table:table-row>
        <table:table-row table:style-name="Table7.2">
          <table:table-cell table:style-name="Table7.A3" office:value-type="float" office:value="0">
            <text:p text:style-name="P17">Finger</text:p>
          </table:table-cell>
          <table:table-cell table:style-name="Table7.B4" office:value-type="string">
            <text:p text:style-name="P19">0.68*</text:p>
          </table:table-cell>
          <table:table-cell table:style-name="Table7.C3" office:value-type="float" office:value="0.58">
            <text:p text:style-name="P15">0.<text:span text:style-name="T3">58</text:span></text:p>
          </table:table-cell>
        </table:table-row>
        <table:table-row table:style-name="Table7.2">
          <table:table-cell table:style-name="Table7.A3" office:value-type="float" office:value="0">
            <text:p text:style-name="P17">Forearm</text:p>
          </table:table-cell>
          <table:table-cell table:style-name="Table7.B5" office:value-type="string">
            <text:p text:style-name="P15">0.6<text:span text:style-name="T3">4*</text:span></text:p>
          </table:table-cell>
          <table:table-cell table:style-name="Table7.C3" office:value-type="float" office:value="0.57">
            <text:p text:style-name="P15">0.<text:span text:style-name="T3">57</text:span></text:p>
          </table:table-cell>
        </table:table-row>
        <table:table-row table:style-name="Table7.2">
          <table:table-cell table:style-name="Table7.A3" office:value-type="float" office:value="0">
            <text:p text:style-name="P17">Hand</text:p>
          </table:table-cell>
          <table:table-cell table:style-name="Table7.B6" office:value-type="string">
            <text:p text:style-name="P15">0.<text:span text:style-name="T3">59*</text:span></text:p>
          </table:table-cell>
          <table:table-cell table:style-name="Table7.C6" office:value-type="string">
            <text:p text:style-name="P15">0.<text:span text:style-name="T3">54</text:span></text:p>
          </table:table-cell>
        </table:table-row>
        <table:table-row table:style-name="Table7.2">
          <table:table-cell table:style-name="Table7.A3" office:value-type="float" office:value="0">
            <text:p text:style-name="P17">Humerus</text:p>
          </table:table-cell>
          <table:table-cell table:style-name="Table7.B7" office:value-type="float" office:value="0.63">
            <text:p text:style-name="P15">0.6<text:span text:style-name="T3">3</text:span></text:p>
          </table:table-cell>
          <table:table-cell table:style-name="Table7.C7" office:value-type="string">
            <text:p text:style-name="P15"><text:span text:style-name="T3">0.69</text:span></text:p>
          </table:table-cell>
        </table:table-row>
        <table:table-row table:style-name="Table7.2">
          <table:table-cell table:style-name="Table7.A3" office:value-type="float" office:value="0">
            <text:p text:style-name="P17">Shoulder</text:p>
          </table:table-cell>
          <table:table-cell table:style-name="Table7.B8" office:value-type="string">
            <text:p text:style-name="P15">0.7<text:span text:style-name="T3">3*</text:span></text:p>
          </table:table-cell>
          <table:table-cell table:style-name="Table7.C3" office:value-type="float" office:value="0.52">
            <text:p text:style-name="P15">0.<text:span text:style-name="T3">52</text:span></text:p>
          </table:table-cell>
        </table:table-row>
        <table:table-row table:style-name="Table7.2">
          <table:table-cell table:style-name="Table7.A9" office:value-type="float" office:value="0">
            <text:p text:style-name="P17">Wrist</text:p>
          </table:table-cell>
          <table:table-cell table:style-name="Table7.B9" office:value-type="string">
            <text:p text:style-name="P15">0.<text:span text:style-name="T3">70*</text:span></text:p>
          </table:table-cell>
          <table:table-cell table:style-name="Table7.C9" office:value-type="float" office:value="0.66">
            <text:p text:style-name="P15">0.<text:span text:style-name="T3">66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49:49.830138714</meta:creation-date>
    <dc:date>2019-11-09T16:13:37.789291085</dc:date>
    <meta:editing-duration>PT4H10M4S</meta:editing-duration>
    <meta:editing-cycles>12</meta:editing-cycles>
    <meta:generator>LibreOffice/6.0.7.3$Linux_X86_64 LibreOffice_project/00m0$Build-3</meta:generator>
    <meta:document-statistic meta:table-count="7" meta:image-count="0" meta:object-count="0" meta:page-count="2" meta:paragraph-count="204" meta:word-count="215" meta:character-count="1087" meta:non-whitespace-character-count="1074"/>
  </office:meta>
</office:document-meta>
</file>